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aco" svg:font-family="Monaco, Consolas, 'Andale Mono', 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392" officeooo:paragraph-rsid="00044201"/>
    </style:style>
    <style:style style:name="P2" style:family="paragraph" style:parent-style-name="Standard">
      <style:text-properties officeooo:rsid="0001257f" officeooo:paragraph-rsid="0001257f"/>
    </style:style>
    <style:style style:name="P3" style:family="paragraph" style:parent-style-name="Standard">
      <style:text-properties officeooo:rsid="00030bdc" officeooo:paragraph-rsid="00030bdc"/>
    </style:style>
    <style:style style:name="P4" style:family="paragraph" style:parent-style-name="Standard">
      <style:text-properties officeooo:rsid="00042fab" officeooo:paragraph-rsid="00042fab"/>
    </style:style>
    <style:style style:name="P5" style:family="paragraph" style:parent-style-name="Standard">
      <style:text-properties officeooo:rsid="0004e35e" officeooo:paragraph-rsid="0004e35e"/>
    </style:style>
    <style:style style:name="P6" style:family="paragraph" style:parent-style-name="Standard">
      <style:text-properties officeooo:rsid="0006d284" officeooo:paragraph-rsid="0006d284"/>
    </style:style>
    <style:style style:name="P7" style:family="paragraph" style:parent-style-name="Standard">
      <style:text-properties officeooo:rsid="000771d2" officeooo:paragraph-rsid="000771d2"/>
    </style:style>
    <style:style style:name="P8" style:family="paragraph" style:parent-style-name="Standard">
      <style:text-properties officeooo:rsid="000923ef" officeooo:paragraph-rsid="000923ef"/>
    </style:style>
    <style:style style:name="P9" style:family="paragraph" style:parent-style-name="Standard">
      <style:text-properties officeooo:rsid="000ad715" officeooo:paragraph-rsid="000ad715"/>
    </style:style>
    <style:style style:name="P10" style:family="paragraph" style:parent-style-name="Standard">
      <style:text-properties officeooo:rsid="000b94b5" officeooo:paragraph-rsid="000b94b5"/>
    </style:style>
    <style:style style:name="P11" style:family="paragraph" style:parent-style-name="Standard">
      <style:text-properties officeooo:rsid="000c21d7" officeooo:paragraph-rsid="000c21d7"/>
    </style:style>
    <style:style style:name="P12" style:family="paragraph" style:parent-style-name="Standard">
      <style:text-properties officeooo:rsid="000d7e59" officeooo:paragraph-rsid="000d7e59"/>
    </style:style>
    <style:style style:name="P13" style:family="paragraph" style:parent-style-name="Standard">
      <style:text-properties officeooo:rsid="000db946" officeooo:paragraph-rsid="000db946"/>
    </style:style>
    <style:style style:name="P14" style:family="paragraph" style:parent-style-name="Standard">
      <style:text-properties officeooo:rsid="000eea77" officeooo:paragraph-rsid="000eea77"/>
    </style:style>
    <style:style style:name="P15" style:family="paragraph" style:parent-style-name="Standard">
      <style:text-properties officeooo:rsid="00101ffc" officeooo:paragraph-rsid="00101ffc"/>
    </style:style>
    <style:style style:name="P16" style:family="paragraph" style:parent-style-name="Standard">
      <style:text-properties officeooo:rsid="0010b35f" officeooo:paragraph-rsid="0010b35f"/>
    </style:style>
    <style:style style:name="P17" style:family="paragraph" style:parent-style-name="Standard">
      <style:text-properties officeooo:rsid="0010edb3" officeooo:paragraph-rsid="0010edb3"/>
    </style:style>
    <style:style style:name="P18" style:family="paragraph" style:parent-style-name="Standard">
      <style:text-properties officeooo:rsid="0011f3a8" officeooo:paragraph-rsid="0011f3a8"/>
    </style:style>
    <style:style style:name="P19" style:family="paragraph" style:parent-style-name="Standard">
      <style:text-properties officeooo:rsid="0012c8d2" officeooo:paragraph-rsid="0012c8d2"/>
    </style:style>
    <style:style style:name="P20" style:family="paragraph" style:parent-style-name="Standard">
      <style:text-properties officeooo:rsid="00146638" officeooo:paragraph-rsid="00146638"/>
    </style:style>
    <style:style style:name="T1" style:family="text">
      <style:text-properties officeooo:rsid="00044201"/>
    </style:style>
    <style:style style:name="T2" style:family="text">
      <style:text-properties officeooo:rsid="000771d2"/>
    </style:style>
    <style:style style:name="T3" style:family="text">
      <style:text-properties officeooo:rsid="00141658"/>
    </style:style>
    <style:style style:name="T4" style:family="text">
      <style:text-properties officeooo:rsid="00160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tantes de root/wp-config.php <text:span text:style-name="T1">(define(‘CONSTANTE’,boolean) ;</text:span></text:p>
      <text:p text:style-name="P4"/>
      <text:p text:style-name="P5">(à désactiver en prod)</text:p>
      <text:p text:style-name="P1">WP_DEBUG <text:span text:style-name="T1">active le debuggage</text:span></text:p>
      <text:p text:style-name="P2">WP_DEBUG_LOG permet de logger les erreurs dans un fichier debug.log dans wp-content</text:p>
      <text:p text:style-name="P3">WP_DEBUG_DISPLAY permet d’afficher les erreurs php en haut de page</text:p>
      <text:p text:style-name="P3"/>
      <text:p text:style-name="P3"/>
      <text:p text:style-name="P6">base du thème (obligatoire) :</text:p>
      <text:p text:style-name="P6">index.php <text:span text:style-name="T2">la page principale, le point de départ du thème</text:span></text:p>
      <text:p text:style-name="P6">style.css <text:span text:style-name="T2">le style principal, définit les propriétés du thème</text:span></text:p>
      <text:p text:style-name="P3"/>
      <text:p text:style-name="P6">partials prédéfinis :</text:p>
      <text:p text:style-name="P6">header.php <text:span text:style-name="T3">get_header()</text:span></text:p>
      <text:p text:style-name="P6">footer.php <text:span text:style-name="T3">get_footer()</text:span></text:p>
      <text:p text:style-name="P6">sidebar.php <text:span text:style-name="T3">get_sidebar()</text:span></text:p>
      <text:p text:style-name="P6">comments.php <text:span text:style-name="T2">template des commentaires</text:span></text:p>
      <text:p text:style-name="P6"/>
      <text:p text:style-name="P20">partials personnalisés</text:p>
      <text:p text:style-name="P20">get_template_part() ;</text:p>
      <text:p text:style-name="P6"/>
      <text:p text:style-name="P8">pages :</text:p>
      <text:p text:style-name="P11">page.php template pour afficher une page</text:p>
      <text:p text:style-name="P12">page-[slug] template utiliser pour une page avec un certain slug</text:p>
      <text:p text:style-name="P8">front-page.php la page d’accueil, toujours affichée même si autre chose définit dans l’admin</text:p>
      <text:p text:style-name="P8">home.php la page d’accueil par défaut si il n’y a ni front-page.php ni page définie dans l’admin</text:p>
      <text:p text:style-name="P9">single.php template pour afficher un post</text:p>
      <text:p text:style-name="P10">single-[post-type] template pour un post d’un certain type</text:p>
      <text:p text:style-name="P9">singular.php template par défaut si single.php n’existe pas</text:p>
      <text:p text:style-name="P13">category.php template pour les posts par catégorie</text:p>
      <text:p text:style-name="P14">tag.php template pour les posts par tag</text:p>
      <text:p text:style-name="P15">taxonomy template pour les posts par taxonomy</text:p>
      <text:p text:style-name="P16">author.php template pour une page d’auteur</text:p>
      <text:p text:style-name="P17">date.php template pour les posts par date</text:p>
      <text:p text:style-name="P17">archive.php utilisé par défaut pour les posts par tag, catégorie et taxonomie</text:p>
      <text:p text:style-name="P11">archive-[post-type] utilisé pour afficher un post archivé d’un certain type</text:p>
      <text:p text:style-name="P18">search.php utilisé pour afficher les résultat de recherche</text:p>
      <text:p text:style-name="P19">attachement.php utilisé pour afficher une pièces jointes comme une photo</text:p>
      <text:p text:style-name="P19">image.php override attachement pour les images uniquement</text:p>
      <text:p text:style-name="P19">404.php utilisé pour les erreurs de page non trouvées</text:p>
      <text:p text:style-name="P6"/>
      <text:p text:style-name="P7">fichiers supplémentaires :</text:p>
      <text:p text:style-name="P7">rtl.css style pour les lanques de droite à gauche</text:p>
      <text:p text:style-name="P6"/>
      <text:p text:style-name="P6">5 <text:span text:style-name="T4">types de post à la base :</text:span></text:p>
      <text:p text:style-name="P6">-<text:span text:style-name="T4">post</text:span></text:p>
      <text:p text:style-name="P6">-<text:span text:style-name="T4">page</text:span></text:p>
      <text:p text:style-name="P6">-<text:span text:style-name="T4">attachement</text:span></text:p>
      <text:p text:style-name="P6">-<text:span text:style-name="T4">revision</text:span></text:p>
      <text:p text:style-name="P6">-<text:span text:style-name="T4">navigation menu(nav_menu_item)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aco" svg:font-family="Monaco, Consolas, 'Andale Mono', 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52:59.795000000</meta:creation-date>
    <dc:date>2019-04-01T14:51:56.617000000</dc:date>
    <meta:editing-duration>PT58M46S</meta:editing-duration>
    <meta:editing-cycles>24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42" meta:word-count="262" meta:character-count="1812" meta:non-whitespace-character-count="1592"/>
  </office:meta>
</office:document-meta>
</file>